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color="#808080" fo:font-weight="bold" officeooo:rsid="00087a50" officeooo:paragraph-rsid="00087a50" style:font-weight-asian="bold" style:font-weight-complex="bold"/>
    </style:style>
    <style:style style:name="P2" style:family="paragraph" style:parent-style-name="Preformatted_20_Text">
      <style:text-properties style:font-name="Liberation Sans1" fo:font-size="12pt" officeooo:rsid="00087a50" officeooo:paragraph-rsid="00087a50" style:font-size-asian="12pt" style:font-size-complex="12pt"/>
    </style:style>
    <style:style style:name="P3" style:family="paragraph" style:parent-style-name="Preformatted_20_Text">
      <style:paragraph-properties fo:text-align="center" style:justify-single-word="false"/>
      <style:text-properties style:font-name="Liberation Sans1" fo:font-size="12pt" officeooo:rsid="00087a50" officeooo:paragraph-rsid="00087a50" style:font-size-asian="12pt" style:font-size-complex="12pt"/>
    </style:style>
    <style:style style:name="P4" style:family="paragraph" style:parent-style-name="Preformatted_20_Text">
      <style:text-properties style:font-name="Liberation Sans1" fo:font-size="12pt" fo:font-weight="normal" officeooo:rsid="00087a50" officeooo:paragraph-rsid="00087a50" style:font-size-asian="12pt" style:font-weight-asian="normal" style:font-size-complex="12pt" style:font-weight-complex="normal"/>
    </style:style>
    <style:style style:name="P5" style:family="paragraph" style:parent-style-name="Preformatted_20_Text">
      <style:text-properties style:font-name="Liberation Sans1" fo:font-size="10pt" officeooo:rsid="00087a50" officeooo:paragraph-rsid="00087a50" style:font-size-asian="10pt" style:font-size-complex="10pt"/>
    </style:style>
    <style:style style:name="P6" style:family="paragraph" style:parent-style-name="Preformatted_20_Text">
      <style:text-properties style:font-name="Liberation Sans1" fo:font-size="14pt" fo:font-weight="bold" officeooo:rsid="00087a50" officeooo:paragraph-rsid="00087a50"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style:font-name="Liberation Sans1" fo:font-size="24pt" fo:font-weight="bold" officeooo:rsid="00087a50" officeooo:paragraph-rsid="00087a50" style:font-size-asian="24pt" style:font-weight-asian="bold" style:font-size-complex="24pt" style:font-weight-complex="bold"/>
    </style:style>
    <style:style style:name="P8" style:family="paragraph" style:parent-style-name="Preformatted_20_Text">
      <style:paragraph-properties fo:break-before="page"/>
      <style:text-properties style:font-name="Liberation Sans1" fo:font-size="12pt" officeooo:rsid="00087a50" officeooo:paragraph-rsid="00087a50" style:font-size-asian="12pt" style:font-size-complex="12pt"/>
    </style:style>
    <style:style style:name="T1" style:family="text">
      <style:text-properties fo:color="#0084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5HH</text:p>
      <text:p text:style-name="P3"/>
      <text:p text:style-name="P6">Problem Statement:</text:p>
      <text:p text:style-name="P2">1. Read the student details from a file.</text:p>
      <text:p text:style-name="P2">2. Calculate the result based on marks entered and display it to the user based on batch mode and also create a seperate file to store the result.</text:p>
      <text:p text:style-name="P2">3. The user should be able to dynamically update the record and get the result instantaneously.</text:p>
      <text:p text:style-name="P2">4. The user should be able to fetch the output based on roll number and also the grades.</text:p>
      <text:p text:style-name="P5"/>
      <text:p text:style-name="P5"/>
      <text:p text:style-name="P6"><text:span text:style-name="T1">Why</text:span> is the system being developed?</text:p>
      <text:p text:style-name="P2">The main objective of this project is to implement the result calculation <text:s/>of the students. It is designed in such a way that the end user feels it to be really very easy inorder to fetch the results of various students listed in the file. And it is also designed in such a way that the marks of the students when changed dynamically produce appropriate results.</text:p>
      <text:p text:style-name="P2"/>
      <text:p text:style-name="P2"/>
      <text:p text:style-name="P6"><text:span text:style-name="T1">What</text:span> will be done, by <text:span text:style-name="T1">when</text:span>?</text:p>
      <text:p text:style-name="P2">This project mainly deals with the result calculation of the students listed in a file. These results are stored in a seperate file. The results can be retrieved based on the roll number of the student, list all the results based on the grade. For example, if the result is decided based on grades, we should be able to retrieve the resut of all the students whose grade is ‘A’.The due date to submit this project is by tomorrow : 15th Jan 2019</text:p>
      <text:p text:style-name="P2"/>
      <text:p text:style-name="P2"/>
      <text:p text:style-name="P6"><text:span text:style-name="T1">Who</text:span> is responsible for a function?</text:p>
      <text:p text:style-name="P2">Analyst : Injamuri Krutika </text:p>
      <text:p text:style-name="P2">Architecture Designer : Injamuri Krutika </text:p>
      <text:p text:style-name="P2">Developer : Injamuri Krutika</text:p>
      <text:p text:style-name="P2">Tester : Injamuri Krutika</text:p>
      <text:p text:style-name="P2">End User: Injamuri Krutika</text:p>
      <text:p text:style-name="P2"/>
      <text:p text:style-name="P2"/>
      <text:p text:style-name="P6"><text:span text:style-name="T1">Where</text:span> are they organizationally located?</text:p>
      <text:p text:style-name="P2">University of Hyderabad, AI Lab</text:p>
      <text:p text:style-name="P2"/>
      <text:p text:style-name="P2"/>
      <text:p text:style-name="P8"/>
      <text:p text:style-name="P6"><text:span text:style-name="T1">How </text:span>is this done?</text:p>
      <text:p text:style-name="P2">There are vaious modules in which this will be implemented. Let us have a look at them step by step.</text:p>
      <text:p text:style-name="P4">Step 1: Read the data from file</text:p>
      <text:p text:style-name="P4">Step 2: Store the results in structure</text:p>
      <text:p text:style-name="P4">Step 3: Ask the user for selecting the functionality to be performed</text:p>
      <text:p text:style-name="P4"><text:tab/>1. Calculate result in batch mode </text:p>
      <text:p text:style-name="P4"><text:tab/><text:tab/>if selected goto Step 4</text:p>
      <text:p text:style-name="P4"><text:tab/>2. Update the marks of a particular student and get the corresponding result</text:p>
      <text:p text:style-name="P4"><text:tab/><text:tab/>if selected goto Step 5</text:p>
      <text:p text:style-name="P4"><text:tab/>3. Get the result based on Roll no or grade</text:p>
      <text:p text:style-name="P4"><text:tab/><text:tab/>if selected goto Step 6</text:p>
      <text:p text:style-name="P4">Step 4: Calculate the average of marks of each student and calculate the result based on the grading system. Store the results in a file.</text:p>
      <text:p text:style-name="P4">Step 5: Take entry from user. And get that record and update the record. Calculate the result and display it to the user.</text:p>
      <text:p text:style-name="P4">Step 6: Goto the particular record using fseek and display it to the us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fo:font-weight="bold" officeooo:rsid="00087a50" officeooo:paragraph-rsid="00087a5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Krutika</text:p>
        <text:p text:style-name="MP1">18MCMT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7T21:29:02.891244984</dc:date>
    <meta:editing-duration>PT15M17S</meta:editing-duration>
    <meta:editing-cycles>4</meta:editing-cycles>
    <meta:generator>LibreOffice/6.0.3.2$Linux_X86_64 LibreOffice_project/00m0$Build-2</meta:generator>
    <meta:document-statistic meta:table-count="0" meta:image-count="0" meta:object-count="0" meta:page-count="2" meta:paragraph-count="34" meta:word-count="429" meta:character-count="2344" meta:non-whitespace-character-count="1936"/>
  </office:meta>
</office:document-meta>
</file>